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617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2.067cm" fo:break-before="auto" style:use-optimal-row-height="true"/>
    </style:style>
    <style:style style:name="ro9" style:family="table-row">
      <style:table-row-properties style:row-height="1.154cm" fo:break-before="auto" style:use-optimal-row-height="true"/>
    </style:style>
    <style:style style:name="ro10" style:family="table-row">
      <style:table-row-properties style:row-height="2.6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28_10-55-09_000.jpg</text:p>
          </table:table-cell>
          <table:table-cell table:style-name="ce11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8_11-36-13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8_12-03-24_000.jpg</text:p>
          </table:table-cell>
          <table:table-cell table:style-name="ce11" office:value-type="string">
            <text:p>:m #*# / math / topic=~ / content=減少関数と増加関数。１つ以上の点で、交わるか？代数的に、示す / status=~ / other=~,id=XOYB:1(omega-o)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#*# / math / topic=~ / content=減少関数と増加関数。１つ以上の点で、交わるか？代数的に、示す / status=~ / other=~,id=XOYB:1(omega-o)">
            <text:p>:m #*# / math / topic=~ / content=減少関数と増加関数。１つ以上の点で、交わるか？代数的に、示す / status=~ / other=~,id=XOYB:1(omega-o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8_12-37-02_000.jpg</text:p>
          </table:table-cell>
          <table:table-cell table:style-name="ce11" office:value-type="string">
            <text:p>:m :篠笛,shinobue #*# / session-memo / s.1:① atom,genr=~,for=~,key=h-2(C),tempo=~,R=1,notes=pitch:3-5-6,Re+ \\\ ② atom,genr=~,for=~,key=h-2(C),tempo=~,R=~,notes=pitch:1-2-3-5-6 \\\ ③ atom,genr=~,for=~,key=h-2(C),tempo=~,R=~,notes=pitch:1-3f-4-5,other=symbol+:フェイドアウト；ビブラート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:篠笛,shinobue #*# / session-memo / s.1:① atom,genr=~,for=~,key=h-2(C),tempo=~,R=1,notes=pitch:3-5-6,Re+ \\\ ② atom,genr=~,for=~,key=h-2(C),tempo=~,R=~,notes=pitch:1-2-3-5-6 \\\ ③ atom,genr=~,for=~,key=h-2(C),tempo=~,R=~,notes=pitch:1-3f-4-5,other=symbol+:フェイドアウト；ビブラート">
            <text:p>:m :篠笛,shinobue #*# / session-memo / s.1:① atom,genr=~,for=~,key=h-2(C),tempo=~,R=1,notes=pitch:3-5-6,Re+ \\\ ② atom,genr=~,for=~,key=h-2(C),tempo=~,R=~,notes=pitch:1-2-3-5-6 \\\ ③ atom,genr=~,for=~,key=h-2(C),tempo=~,R=~,notes=pitch:1-3f-4-5,other=symbol+:フェイドアウト；ビブラート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8_13-15-17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8_15-10-53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8_15-33-37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8_16-42-43_000.jpg</text:p>
          </table:table-cell>
          <table:table-cell table:style-name="ce11" office:value-type="string">
            <text:p>-*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8_16-46-20_001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1029f / 矢口渡駅 / 新蒲田２丁目新築工事 / １名（他に、斉藤さん：渋谷営業所） / 協和日成神奈川東営業所（湯建） / 指示書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8_16-46-25_001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1029f / 矢口渡駅 / 新蒲田２丁目新築工事 / １名（他に、斉藤さん：渋谷営業所） / 協和日成神奈川東営業所（湯建） / 指示書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28_16-46-30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1029f / 矢口渡駅 / 新蒲田２丁目新築工事 / １名（他に、斉藤さん：渋谷営業所） / 協和日成神奈川東営業所（湯建） / 指示書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28_16-46-35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東和 PHOTO / 211029f / 矢口渡駅 / 新蒲田２丁目新築工事 / １名（他に、斉藤さん：渋谷営業所） / 協和日成神奈川東営業所（湯建） / 指示書">
            <text:p>:m 東和 PHOTO / 211029f / 矢口渡駅 / 新蒲田２丁目新築工事 / １名（他に、斉藤さん：渋谷営業所） / 協和日成神奈川東営業所（湯建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28_16-47-31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指示書：地図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東和 PHOTO / 211029f / 矢口渡駅 / 新蒲田２丁目新築工事 / １名（他に、斉藤さん：渋谷営業所） / 協和日成神奈川東営業所（湯建） / 指示書：地図">
            <text:p>:m 東和 PHOTO / 211029f / 矢口渡駅 / 新蒲田２丁目新築工事 / １名（他に、斉藤さん：渋谷営業所） / 協和日成神奈川東営業所（湯建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28_16-52-30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資料：天気</text:p>
          </table:table-cell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東和 PHOTO / 211029f / 矢口渡駅 / 新蒲田２丁目新築工事 / １名（他に、斉藤さん：渋谷営業所） / 協和日成神奈川東営業所（湯建） / 資料：天気">
            <text:p>:m 東和 PHOTO / 211029f / 矢口渡駅 / 新蒲田２丁目新築工事 / １名（他に、斉藤さん：渋谷営業所） / 協和日成神奈川東営業所（湯建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28_16-55-08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資料：交通</text:p>
          </table:table-cell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東和 PHOTO / 211029f / 矢口渡駅 / 新蒲田２丁目新築工事 / １名（他に、斉藤さん：渋谷営業所） / 協和日成神奈川東営業所（湯建） / 資料：交通">
            <text:p>:m 東和 PHOTO / 211029f / 矢口渡駅 / 新蒲田２丁目新築工事 / １名（他に、斉藤さん：渋谷営業所） / 協和日成神奈川東営業所（湯建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28_16-55-14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資料：交通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東和 PHOTO / 211029f / 矢口渡駅 / 新蒲田２丁目新築工事 / １名（他に、斉藤さん：渋谷営業所） / 協和日成神奈川東営業所（湯建） / 資料：交通">
            <text:p>:m 東和 PHOTO / 211029f / 矢口渡駅 / 新蒲田２丁目新築工事 / １名（他に、斉藤さん：渋谷営業所） / 協和日成神奈川東営業所（湯建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28_17-16-02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資料：地図</text:p>
          </table:table-cell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東和 PHOTO / 211029f / 矢口渡駅 / 新蒲田２丁目新築工事 / １名（他に、斉藤さん：渋谷営業所） / 協和日成神奈川東営業所（湯建） / 資料：地図">
            <text:p>:m 東和 PHOTO / 211029f / 矢口渡駅 / 新蒲田２丁目新築工事 / １名（他に、斉藤さん：渋谷営業所） / 協和日成神奈川東営業所（湯建） / 資料：地図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0-28_17-20-07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資料：地図：路上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東和 PHOTO / 211029f / 矢口渡駅 / 新蒲田２丁目新築工事 / １名（他に、斉藤さん：渋谷営業所） / 協和日成神奈川東営業所（湯建） / 資料：地図：路上">
            <text:p>:m 東和 PHOTO / 211029f / 矢口渡駅 / 新蒲田２丁目新築工事 / １名（他に、斉藤さん：渋谷営業所） / 協和日成神奈川東営業所（湯建） / 資料：地図：路上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0-28_17-33-17_000.jpg</text:p>
          </table:table-cell>
          <table:table-cell table:style-name="ce11" office:value-type="string">
            <text:p>:m RES 1-2*2 / free# JVEMV6 76#_id=MJLM:1 / 76. theoretical-physics(tp) / w=~,topics=フーリエが見つけたという三角級数,other=q+:open;q+:open,s=~,i=~,do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RES 1-2*2 / free# JVEMV6 76#_id=MJLM:1 / 76. theoretical-physics(tp) / w=~,topics=フーリエが見つけたという三角級数,other=q+:open;q+:open,s=~,i=~,doc=~">
            <text:p>:m RES 1-2*2 / free# JVEMV6 76#_id=MJLM:1 / 76. theoretical-physics(tp) / w=~,topics=フーリエが見つけたという三角級数,other=q+:open;q+:open,s=~,i=~,doc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0-28_17-55-33_000.jpg</text:p>
          </table:table-cell>
          <table:table-cell table:style-name="ce18" office:value-type="string">
            <text:p>:m 東和 PHOTO / 211022f / 二子玉川（電車）；NHK技研前（バス、東急） / 安藤様共同住宅 / ２名（湯本さん：町田営業所） / ㈲アクア（設備）（大東建託） / 日誌</text:p>
          </table:table-cell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東和 PHOTO / 211022f / 二子玉川（電車）；NHK技研前（バス、東急） / 安藤様共同住宅 / ２名（湯本さん：町田営業所） / ㈲アクア（設備）（大東建託） / 日誌">
            <text:p>:m 東和 PHOTO / 211022f / 二子玉川（電車）；NHK技研前（バス、東急） / 安藤様共同住宅 / ２名（湯本さん：町田営業所） / ㈲アクア（設備）（大東建託） / 日誌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2021-10-28_19-07-40_000.jpg</text:p>
          </table:table-cell>
          <table:table-cell table:style-name="ce11" office:value-type="string">
            <text:p>:m :篠笛,shinobue #*# / session-memo / s.1:prac,for=transition,Re+,key=h-6(Gf),notes=hole:6-3_-7;pitch:1-5-2,R=~ \\\ s.2:res,for=fingering:on-hole:3-4-5,Re+,tempo=~,other=~,key=~,notes=~,R=1</text:p>
          </table:table-cell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m :篠笛,shinobue #*# / session-memo / s.1:prac,for=transition,Re+,key=h-6(Gf),notes=hole:6-3_-7;pitch:1-5-2,R=~ \\\ s.2:res,for=fingering:on-hole:3-4-5,Re+,tempo=~,other=~,key=~,notes=~,R=1">
            <text:p>:m :篠笛,shinobue #*# / session-memo / s.1:prac,for=transition,Re+,key=h-6(Gf),notes=hole:6-3_-7;pitch:1-5-2,R=~ \\\ s.2:res,for=fingering:on-hole:3-4-5,Re+,tempo=~,other=~,key=~,notes=~,R=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2021-10-28_20-54-10_000.jpg</text:p>
          </table:table-cell>
          <table:table-cell table:style-name="ce18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2021-10-28_22-38-33_000.jpg</text:p>
          </table:table-cell>
          <table:table-cell table:style-name="ce11" office:value-type="string">
            <text:p>:m :PHOTO 寝た時刻 / 2021</text:p>
          </table:table-cell>
          <table:table-cell table:style-name="ce18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24]=&quot;&quot;;[.C24];CONCATENATE([.C24];&quot; / &quot;;[.E24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2021-10-29_00-18-16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1"/>
          <table:table-cell table:style-name="ce4"/>
          <table:table-cell table:style-name="ce4" office:value-type="string">
            <text:p>N-35-35-28.532409 E-139-34-49.654541</text:p>
          </table:table-cell>
          <table:table-cell table:style-name="ce38" table:formula="of:=IF([.E25]=&quot;&quot;;[.C25];CONCATENATE([.C25];&quot; / &quot;;[.E25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10-29_05-22-37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出発時間 / N-35-35-28.72467 E-139-34-50.039062</text:p>
          </table:table-cell>
          <table:table-cell table:style-name="ce11"/>
          <table:table-cell table:style-name="ce4" table:formula="of:=[.F26]" office:value-type="string" office:string-value="N-35-35-28.72467 E-139-34-50.039062">
            <text:p>N-35-35-28.72467 E-139-34-50.039062</text:p>
          </table:table-cell>
          <table:table-cell table:style-name="ce4" office:value-type="string">
            <text:p>N-35-35-28.72467 E-139-34-50.039062</text:p>
          </table:table-cell>
          <table:table-cell table:style-name="ce38" table:formula="of:=IF([.E26]=&quot;&quot;;[.C26];CONCATENATE([.C26];&quot; / &quot;;[.E26]))" office:value-type="string" office:string-value=":m 東和 PHOTO / 211029f / 矢口渡駅 / 新蒲田２丁目新築工事 / １名（他に、斉藤さん：渋谷営業所） / 協和日成神奈川東営業所（湯建） / 出発時間 / N-35-35-28.72467 E-139-34-50.039062 / N-35-35-28.72467 E-139-34-50.039062">
            <text:p>:m 東和 PHOTO / 211029f / 矢口渡駅 / 新蒲田２丁目新築工事 / １名（他に、斉藤さん：渋谷営業所） / 協和日成神奈川東営業所（湯建） / 出発時間 / N-35-35-28.72467 E-139-34-50.039062 / N-35-35-28.72467 E-139-34-50.03906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10-29_06-44-00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現場状況 / N-35-33-36.156005 E-139-42-21.63208</text:p>
          </table:table-cell>
          <table:table-cell table:style-name="ce11"/>
          <table:table-cell table:style-name="ce4" table:formula="of:=[.F27]" office:value-type="string" office:string-value="N-35-33-36.156005 E-139-42-21.63208">
            <text:p>N-35-33-36.156005 E-139-42-21.63208</text:p>
          </table:table-cell>
          <table:table-cell table:style-name="ce4" office:value-type="string">
            <text:p>N-35-33-36.156005 E-139-42-21.63208</text:p>
          </table:table-cell>
          <table:table-cell table:style-name="ce38" table:formula="of:=IF([.E27]=&quot;&quot;;[.C27];CONCATENATE([.C27];&quot; / &quot;;[.E27]))" office:value-type="string" office:string-value=":m 東和 PHOTO / 211029f / 矢口渡駅 / 新蒲田２丁目新築工事 / １名（他に、斉藤さん：渋谷営業所） / 協和日成神奈川東営業所（湯建） / 現場状況 / N-35-33-36.156005 E-139-42-21.63208 / N-35-33-36.156005 E-139-42-21.63208">
            <text:p>:m 東和 PHOTO / 211029f / 矢口渡駅 / 新蒲田２丁目新築工事 / １名（他に、斉藤さん：渋谷営業所） / 協和日成神奈川東営業所（湯建） / 現場状況 / N-35-33-36.156005 E-139-42-21.63208 / N-35-33-36.156005 E-139-42-21.6320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10-29_06-44-18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現場状況 / N-35-33-36.156005 E-139-42-21.63208</text:p>
          </table:table-cell>
          <table:table-cell table:style-name="ce19"/>
          <table:table-cell table:style-name="ce4" table:formula="of:=[.F28]" office:value-type="string" office:string-value="N-35-33-36.156005 E-139-42-21.63208">
            <text:p>N-35-33-36.156005 E-139-42-21.63208</text:p>
          </table:table-cell>
          <table:table-cell table:style-name="ce4" office:value-type="string">
            <text:p>N-35-33-36.156005 E-139-42-21.63208</text:p>
          </table:table-cell>
          <table:table-cell table:style-name="ce38" table:formula="of:=IF([.E28]=&quot;&quot;;[.C28];CONCATENATE([.C28];&quot; / &quot;;[.E28]))" office:value-type="string" office:string-value=":m 東和 PHOTO / 211029f / 矢口渡駅 / 新蒲田２丁目新築工事 / １名（他に、斉藤さん：渋谷営業所） / 協和日成神奈川東営業所（湯建） / 現場状況 / N-35-33-36.156005 E-139-42-21.63208 / N-35-33-36.156005 E-139-42-21.63208">
            <text:p>:m 東和 PHOTO / 211029f / 矢口渡駅 / 新蒲田２丁目新築工事 / １名（他に、斉藤さん：渋谷営業所） / 協和日成神奈川東営業所（湯建） / 現場状況 / N-35-33-36.156005 E-139-42-21.63208 / N-35-33-36.156005 E-139-42-21.6320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10-29_06-44-48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現場状況 / N-35-33-36.046142 E-139-42-21.63208</text:p>
          </table:table-cell>
          <table:table-cell table:style-name="ce11"/>
          <table:table-cell table:style-name="ce4" table:formula="of:=[.F29]" office:value-type="string" office:string-value="N-35-33-36.046142 E-139-42-21.63208">
            <text:p>N-35-33-36.046142 E-139-42-21.63208</text:p>
          </table:table-cell>
          <table:table-cell table:style-name="ce4" office:value-type="string">
            <text:p>N-35-33-36.046142 E-139-42-21.63208</text:p>
          </table:table-cell>
          <table:table-cell table:style-name="ce38" table:formula="of:=IF([.E29]=&quot;&quot;;[.C29];CONCATENATE([.C29];&quot; / &quot;;[.E29]))" office:value-type="string" office:string-value=":m 東和 PHOTO / 211029f / 矢口渡駅 / 新蒲田２丁目新築工事 / １名（他に、斉藤さん：渋谷営業所） / 協和日成神奈川東営業所（湯建） / 現場状況 / N-35-33-36.046142 E-139-42-21.63208 / N-35-33-36.046142 E-139-42-21.63208">
            <text:p>:m 東和 PHOTO / 211029f / 矢口渡駅 / 新蒲田２丁目新築工事 / １名（他に、斉藤さん：渋谷営業所） / 協和日成神奈川東営業所（湯建） / 現場状況 / N-35-33-36.046142 E-139-42-21.63208 / N-35-33-36.046142 E-139-42-21.6320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10-29_17-14-25_000.jpg</text:p>
          </table:table-cell>
          <table:table-cell table:style-name="ce19" office:value-type="string">
            <text:p>:m 東和 PHOTO / 211029f / 矢口渡駅 / 新蒲田２丁目新築工事 / １名（他に、斉藤さん：渋谷営業所） / 協和日成神奈川東営業所（湯建） / 日報 / N-35-35-28.614807 E-139-34-49.324951</text:p>
          </table:table-cell>
          <table:table-cell table:style-name="ce11"/>
          <table:table-cell table:style-name="ce4" table:formula="of:=[.F30]" office:value-type="string" office:string-value="N-35-35-28.614807 E-139-34-49.324951">
            <text:p>N-35-35-28.614807 E-139-34-49.324951</text:p>
          </table:table-cell>
          <table:table-cell table:style-name="ce4" office:value-type="string">
            <text:p>N-35-35-28.614807 E-139-34-49.324951</text:p>
          </table:table-cell>
          <table:table-cell table:style-name="ce38" table:formula="of:=IF([.E30]=&quot;&quot;;[.C30];CONCATENATE([.C30];&quot; / &quot;;[.E30]))" office:value-type="string" office:string-value=":m 東和 PHOTO / 211029f / 矢口渡駅 / 新蒲田２丁目新築工事 / １名（他に、斉藤さん：渋谷営業所） / 協和日成神奈川東営業所（湯建） / 日報 / N-35-35-28.614807 E-139-34-49.324951 / N-35-35-28.614807 E-139-34-49.324951">
            <text:p>:m 東和 PHOTO / 211029f / 矢口渡駅 / 新蒲田２丁目新築工事 / １名（他に、斉藤さん：渋谷営業所） / 協和日成神奈川東営業所（湯建） / 日報 / N-35-35-28.614807 E-139-34-49.324951 / N-35-35-28.614807 E-139-34-49.32495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10-29_21-17-05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2854 E-139-34-49.599609</text:p>
          </table:table-cell>
          <table:table-cell table:style-name="ce38" table:formula="of:=IF([.E31]=&quot;&quot;;[.C31];CONCATENATE([.C31];&quot; / &quot;;[.E3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2021-10-30_01-10-36_000.jpg</text:p>
          </table:table-cell>
          <table:table-cell table:style-name="ce11" office:value-type="string">
            <text:p>:PHOTO 記録 / 経過記録；作ったもの / food=焼酎漬け / material=セージ,media=麦焼酎,time=~,container=glass-jar-large / type=~,other=~,id=2021-10-30_01-10-36_000.jpg</text:p>
          </table:table-cell>
          <table:table-cell table:style-name="ce11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32]=&quot;&quot;;[.C32];CONCATENATE([.C32];&quot; / &quot;;[.E32]))" office:value-type="string" office:string-value=":PHOTO 記録 / 経過記録；作ったもの / food=焼酎漬け / material=セージ,media=麦焼酎,time=~,container=glass-jar-large / type=~,other=~,id=2021-10-30_01-10-36_000.jpg">
            <text:p>:PHOTO 記録 / 経過記録；作ったもの / food=焼酎漬け / material=セージ,media=麦焼酎,time=~,container=glass-jar-large / type=~,other=~,id=2021-10-30_01-10-36_000.jpg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10-30_01-20-17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33]=&quot;&quot;;[.C33];CONCATENATE([.C33];&quot; / &quot;;[.E33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10-30_03-45-4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8" table:formula="of:=IF([.E34]=&quot;&quot;;[.C34];CONCATENATE([.C34];&quot; / &quot;;[.E34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10-30_07-18-28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35]=&quot;&quot;;[.C35];CONCATENATE([.C35];&quot; / &quot;;[.E35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8_12-31-25_000.mp4</text:p>
          </table:table-cell>
          <table:table-cell table:style-name="ce18" office:value-type="string">
            <text:p>:VIDEO / @自室 / 記録 / jap.flute / 演奏、play / R=1(session-1） / atom-①,genr=~,for=~,key=~,tempo=~,i.f.=~,memo=+,elements=~,notes=,ReX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string" office:string-value=":VIDEO / @自室 / 記録 / jap.flute / 演奏、play / R=1(session-1） / atom-①,genr=~,for=~,key=~,tempo=~,i.f.=~,memo=+,elements=~,notes=,ReX,other=~">
            <text:p>:VIDEO / @自室 / 記録 / jap.flute / 演奏、play / R=1(session-1） / atom-①,genr=~,for=~,key=~,tempo=~,i.f.=~,memo=+,elements=~,notes=,ReX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28_12-32-24_000.mp4</text:p>
          </table:table-cell>
          <table:table-cell table:style-name="ce18" office:value-type="string">
            <text:p>:VIDEO / @自室 / 記録 / jap.flute / 演奏、play / R=1(session-1） / atom-②,genr=~,for=~,key=~,tempo=~,i.f.=~,memo=+,elements=~,notes=,ReX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string" office:string-value=":VIDEO / @自室 / 記録 / jap.flute / 演奏、play / R=1(session-1） / atom-②,genr=~,for=~,key=~,tempo=~,i.f.=~,memo=+,elements=~,notes=,ReX,other=~">
            <text:p>:VIDEO / @自室 / 記録 / jap.flute / 演奏、play / R=1(session-1） / atom-②,genr=~,for=~,key=~,tempo=~,i.f.=~,memo=+,elements=~,notes=,ReX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8_12-33-08_000.mp4</text:p>
          </table:table-cell>
          <table:table-cell table:style-name="ce18" office:value-type="string">
            <text:p>:VIDEO / @自室 / 記録 / jap.flute / 演奏、play / R=1(session-1） / atom-③,genr=~,for=~,key=~,tempo=~,i.f.=~,memo=+,elements=~,notes=,ReX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string" office:string-value=":VIDEO / @自室 / 記録 / jap.flute / 演奏、play / R=1(session-1） / atom-③,genr=~,for=~,key=~,tempo=~,i.f.=~,memo=+,elements=~,notes=,ReX,other=~">
            <text:p>:VIDEO / @自室 / 記録 / jap.flute / 演奏、play / R=1(session-1） / atom-③,genr=~,for=~,key=~,tempo=~,i.f.=~,memo=+,elements=~,notes=,ReX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8_18-58-15_000.mp4</text:p>
          </table:table-cell>
          <table:table-cell table:style-name="ce8" office:value-type="string">
            <text:p>:VIDEO / @自室 / 記録 / jap.flute / 演奏、play / R=1(session-2） / atom,memo=~,notes=dai-kan:fingering-(3-4-5-7),Re+,other=tips+:mouth-shape</text:p>
          </table:table-cell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string" office:string-value=":VIDEO / @自室 / 記録 / jap.flute / 演奏、play / R=1(session-2） / atom,memo=~,notes=dai-kan:fingering-(3-4-5-7),Re+,other=tips+:mouth-shape">
            <text:p>:VIDEO / @自室 / 記録 / jap.flute / 演奏、play / R=1(session-2） / atom,memo=~,notes=dai-kan:fingering-(3-4-5-7),Re+,other=tips+:mouth-shape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2021-10-29_18-31-57_000.mp4</text:p>
          </table:table-cell>
          <table:table-cell table:style-name="ce11" office:value-type="string">
            <text:p>:VIDEO / @自室 / 記録 / jap.flute / 演奏、play / R=1 / atom,memo=+?,notes=dai-kan:fingering-(3-4-5),Re+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string" office:string-value=":VIDEO / @自室 / 記録 / jap.flute / 演奏、play / R=1 / atom,memo=+?,notes=dai-kan:fingering-(3-4-5),Re+,other=~">
            <text:p>:VIDEO / @自室 / 記録 / jap.flute / 演奏、play / R=1 / atom,memo=+?,notes=dai-kan:fingering-(3-4-5),Re+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2021-10-29_18-49-40_000.mp4</text:p>
          </table:table-cell>
          <table:table-cell table:style-name="ce27" office:value-type="string">
            <text:p>:VIDEO / @自室 / 記録 / jap.flute / 演奏、play / R=2 / todays-melody,genr=~,for=日本の古来の音階で作るフレーズ（フレーズ&gt;atom;&lt;melody,atom&lt;phrase&lt;passage&lt;melody&lt;lick(?)）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string" office:string-value=":VIDEO / @自室 / 記録 / jap.flute / 演奏、play / R=2 / todays-melody,genr=~,for=日本の古来の音階で作るフレーズ（フレーズ&gt;atom;&lt;melody,atom&lt;phrase&lt;passage&lt;melody&lt;lick(?)）,Re+">
            <text:p>:VIDEO / @自室 / 記録 / jap.flute / 演奏、play / R=2 / todays-melody,genr=~,for=日本の古来の音階で作るフレーズ（フレーズ&gt;atom;&lt;melody,atom&lt;phrase&lt;passage&lt;melody&lt;lick(?)）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PHOTO 記録 / 経過記録；作ったもの / food=酢漬け / material=kapusta,media=vinegar+dill,time=~,container=glass-jar-large / type=~,other=~,id=2021-08-07_21-12-44_000.jpg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5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5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5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0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5" table:number-rows-repeated="2651">
          <table:table-cell table:number-columns-repeated="1024"/>
        </table:table-row>
        <table:table-row table:style-name="ro5">
          <table:table-cell/>
          <table:table-cell/>
          <table:table-cell table:number-columns-repeated="1022"/>
        </table:table-row>
        <table:table-row table:style-name="ro5" table:number-rows-repeated="1045549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30">2021/10/30</text:date>, <text:time>09:59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30T09:59:41.80</dc:date>
    <dc:creator>iwabuchi ken</dc:creator>
    <meta:editing-duration>P39DT5H33M24S</meta:editing-duration>
    <meta:editing-cycles>13659</meta:editing-cycles>
    <meta:document-statistic meta:table-count="1" meta:cell-count="504" meta:object-count="0"/>
  </office:meta>
</office:document-meta>
</file>